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새굴림" svg:font-family="새굴림" style:font-adornments="보통"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ko" style:country-asian="KR"/>
    </style:style>
    <style:style style:name="P2" style:family="paragraph" style:parent-style-name="Standard">
      <style:paragraph-properties fo:text-align="center" style:justify-single-word="false"/>
      <style:text-properties style:language-asian="ko" style:country-asian="KR"/>
    </style:style>
    <style:style style:name="P3" style:family="paragraph" style:parent-style-name="Standard">
      <style:text-properties style:language-asian="ko" style:country-asian="KR"/>
    </style:style>
    <style:style style:name="P4" style:family="paragraph" style:parent-style-name="Standard" style:list-style-name="L1">
      <style:text-properties style:language-asian="ko" style:country-asian="KR"/>
    </style:style>
    <style:style style:name="T1" style:family="text">
      <style:text-properties style:language-asian="ko" style:country-asian="K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자기 소개서 작성법</text:p>
      <text:p text:style-name="P1"/>
      <text:h text:style-name="Heading_20_1" text:outline-level="1">공통 사항</text:h>
      <text:p text:style-name="P1"/>
      <text:h text:style-name="Heading_20_2" text:outline-level="2">전달하고자 하는 내용의 핵심 단어 강조</text:h>
      <text:p text:style-name="P1"/>
      <text:p text:style-name="P1">하루에도 수십통 수백통의 이력서를 체크하려는 인사 담당자들의 주된 임무는 과연 누가 우리 회사의 인재상에 부함되는 사람인가를 찾는 것일 것이다. 그것은 물론 인성과 적성 그리고 업무 수행 능력의 여부를 판단하는 것임이 분명하다.</text:p>
      <text:p text:style-name="P1"/>
      <text:p text:style-name="P1">이런 인재상을 찾기 위해 자기 소개서를 면밀히 검토해야 하는것이 당연하겠지만 문제는 시간. 그 시간을 면접 당사자가 줄여 주어야 한다. 그러나 이를 전달 하려면 자신을 소개하는 내용에 있어 자세하고도 명확하게 기술해야 한다. 즉 문장이 길어 질 수 밖에 없다는 말이다. </text:p>
      <text:p text:style-name="P1"/>
      <text:p text:style-name="P1">따라서 길어진 문장 가운데 본인이 전달하고자 하는 몇몇의 단어를 선택하여 강조표시를 하는 것이 어쩌면 당연한 일일 것이다. 아니면 본 내용 처럼 강조하고자 하는 내용을 헤드라인으로 선정한 후 풀어 전달 하자.</text:p>
      <text:p text:style-name="P1"/>
      <text:h text:style-name="Heading_20_2" text:outline-level="2">표현 하나 하나에 긍정적인 마인드가 녹아 들어가 있어야 한다.</text:h>
      <text:p text:style-name="P1"/>
      <text:p text:style-name="P1">어떤 사람이든 항상 자기가 하고 싶어 하는 일만 해왔던것은 아닐 것이다. 또한 항상 유복하게 생활하지도 않았을 것이다. 인생이란 시련의 연속이고, 항상 무언가를 선택하고 결정해야 한다. 이 때 잘못된 선택을 했거나, 옳은 선택일지라도 추후에 후회를 하게되는 상황도 발생한다.</text:p>
      <text:p text:style-name="P1"/>
      <text:p text:style-name="P1">이런 상황을 어떻게 받아 들이고 문제를 해결했는지를 가장 긍정적이고 적극적인 표현으로 본인의 과거를 그려야 한다. 자기 소개서 내에는 어떤 상황을 설명하려 했든 부정적인 모습이 보여서는 안된다. 자기가 자신을 부정적으로 생각하고 바라 보는데 어떤 오너가 이런 사람을 방기겠는가. 자기 자신에게 부정적인 사람이 과연 사회를 얼마만큼 긍정적으로 볼 수 있겠는가 말이다. 이는 자기 소개서 뿐만 아니라 세상을 살아 가는 기본적인 마인드가 아닐까 ???</text:p>
      <text:p text:style-name="P1"/>
      <text:h text:style-name="Heading_20_2" text:outline-level="2">학창 시절에 활동했던 주도적인 모습들을 적극적으로 표현해야 한다.</text:h>
      <text:p text:style-name="P1"/>
      <text:p text:style-name="P1">학창시절에 누구나 한 두 개의 모임(스터디, 랩, 써클, 봉사 단체 ...)의 경험이 있을 것이다. 이 때 본인이 얼마나 그 모임에 애착을 갖고 있었으며, 그 모임에 얼마만큼 주도적으로 참여 했는지를 적극적으로 표현 해야 한다. 그 이유는 본인이 선택한 무언가에 열정과 책임감이 있었음을 알리게 되는 것이며, 모임에 대한 목적의식이 있었다는 것을 표현 하는 것이기 때문이다.</text:p>
      <text:p text:style-name="P1"/>
      <text:p text:style-name="P1"/>
      <text:h text:style-name="Heading_20_2" text:outline-level="2">제가 바로 그 인재상입니다.</text:h>
      <text:p text:style-name="P1"/>
      <text:p text:style-name="P1">이력서나 자기소개서를 작성 하는 방법들중에 가장 많이 이야기 하고 있는 내용이다. 하나의 자기 소개를 사용하여 여러 회사에 지원했다고 생각해 보자. 과연 그 <text:s/>자기소개서가 해당 회사에서 필요로 하는 인재상을 표현 했을까 ? 아니 표현하고 있을까 ? 보편적인 인재상 이상의 표현은 아마도 힘들지 않을까.</text:p>
      <text:p text:style-name="P1"/>
      <text:p text:style-name="P1">보편적 인재상을 갖고 “제가 바로 이 회사에서 원하는 인재상입니다." 가 어필될까? </text:p>
      <text:p text:style-name="P1"><text:soft-page-break/></text:p>
      <text:p text:style-name="P1">만약에 그렇다면, 어떻게 해야 할까 ?</text:p>
      <text:p text:style-name="P1"/>
      <text:p text:style-name="P1">지원하는 회사의 정보를 조사한뒤 그 회사에 맞게 자기 소개서를 새롭게 작성해야 할 것이다. 그렇다고 해서 없는 것을 새로 지어내자는 얘기가 아니다. 강조점을 달리하자는 이야기다.</text:p>
      <text:p text:style-name="P1"/>
      <text:p text:style-name="P1">어떤 자기소개서를 쓰던 본인은 바뀌지 않는다. 경력 사항이 변경되지도 않는다. 학력, 나이, 성별, 외모, 성격 또한 불변이다. 그러나 본인이 가지고 있는 각기 다른 강조점은 나타낼 수는 있다.</text:p>
      <text:p text:style-name="P1"/>
      <text:p text:style-name="P1">나이가 지원 사항에 비추어 볼때 좀 어리다고 치자. 본인의 색깔은 “혈기왕성” 으로 비춰어지게 하면 될것이고, 반대로 나이가 너무 많다 싶으면 본인의 색깔은 “다양한 경험의 소유자” 로 비춰지게 하면 될것이다.</text:p>
      <text:p text:style-name="P1"/>
      <text:p text:style-name="P1">즉, 문제를 적극적으로 대처하겠다는 의지나, 경험에 비추어 보다 안정적이고 완벽하게 대처하겠다는 모습이 보여야 한다는 말이다. 그러려면 각 회사의 인재상에 맞게 자기 소개서에 색깔을 입혀야 한다.</text:p>
      <text:p text:style-name="P1"/>
      <text:p text:style-name="P1"/>
      <text:h text:style-name="Heading_20_1" text:outline-level="1">상황별 자기 소개서</text:h>
      <text:h text:style-name="Heading_20_2" text:outline-level="2">이직을 해야 하는 경우</text:h>
      <text:p text:style-name="P1"/>
      <text:p text:style-name="P1">대부분 경력직에 응시할때 발생하는 상황일 것이다. 인사 담당자가 가장 궁금해 하는 요소이기도 하다. 왜 이직을 해야 하는가?</text:p>
      <text:p text:style-name="P1"/>
      <text:p text:style-name="P1">어떤 이유든 명확한 이유가 없는 경우는 없다. 다만, 그 이유를 명확히 밝히기가 힘들다는데 있다. </text:p>
      <text:p text:style-name="P1"/>
      <text:p text:style-name="P1">급여문제, 직원간의 갈등, 직급불만 등의 부류라면 더욱 그렇다. </text:p>
      <text:p text:style-name="P1"/>
      <text:p text:style-name="P1"/>
      <text:p text:style-name="P1"/>
      <text:h text:style-name="Heading_20_2" text:outline-level="2">전직을 해야 하는 경우</text:h>
      <text:p text:style-name="P1"/>
      <text:p text:style-name="P1">자기 소개서를 쓸때 가장 힘든 부분이 아닐까 한다. 전직을 한다는 의미는 이제것 쌓아왔던 모든 경력과 시간을 버린다는 의미가 된다. 더욱 심한 상황은 지원하려면 분야의 초보가 된다는 것이다.</text:p>
      <text:p text:style-name="P1"/>
      <text:list xml:id="list35381863" text:style-name="L1">
        <text:list-item>
          <text:p text:style-name="P4">그럴만한 가치가 있는 것인가 ?</text:p>
        </text:list-item>
        <text:list-item>
          <text:p text:style-name="P4">다시 이전 분야로 회귀할 가능성은 없는가 ?</text:p>
        </text:list-item>
        <text:list-item>
          <text:p text:style-name="P4">전직하려는 분야의 특징은 제대로 파악하고 있는가 ?</text:p>
        </text:list-item>
        <text:list-item>
          <text:p text:style-name="P4">이전 경력이 새로운 분야를 개척하는데 있어서 득인가 실인가 ?</text:p>
        </text:list-item>
        <text:list-item>
          <text:p text:style-name="P4">새롭게 시작할 가능성이 있는 상황인가 ?</text:p>
        </text:list-item>
      </text:list>
      <text:p text:style-name="P1"/>
      <text:p text:style-name="P1">위의 내용 이외에도 지피지기해야 할 내용들이 산더미 일것이다. 또한 위의 내용들은 인사 담당자가 알고 싶어하는 내용들이다.</text:p>
      <text:p text:style-name="P1"/>
      <text:p text:style-name="P1">자기소개서에서는 위의 내용들을 명쾌하게 설명하고 있어야 한다.</text:p>
      <text:p text:style-name="P1"/>
      <text:p text:style-name="P1">몇가지만 살펴보자.</text:p>
      <text:p text:style-name="P1"/>
      <text:h text:style-name="Heading_20_3" text:outline-level="3"><text:soft-page-break/>그럴만한 가치가 있는가 ?</text:h>
      <text:p text:style-name="P1"/>
      <text:p text:style-name="P1">경력자로 있다는 것은 지위나 금전적 보상이 어느 만큼 보장된다는 의미이다. 자신이 만족하든 그렇지 않든. 그러나 경력을 버리고 전직을 하겠다는 것은 보장되고 있는 지위나 금전적 보상을 완전히 포기하고 새롭게 시작하다는 의미이다. 과연 이것이 그만한 가치가 있을까 ? </text:p>
      <text:p text:style-name="P1"/>
      <text:p text:style-name="P1">이런 상황을 인사 담당자에게 전달하려면 전직하려는 분야에서 본인이 갖고 있는 비전을 완벽하게 설명할 수 있어야 하고, 이해 하고 있어야 한다. 또한 이런 비전을 이루기 위해 갖고 있는 계획에 대한 구체적인 설명이 있어야 한다.</text:p>
      <text:p text:style-name="P1"/>
      <text:h text:style-name="Heading_20_3" text:outline-level="3">새롭게 시작할 가능성이 있는 상황인가 ?</text:h>
      <text:p text:style-name="P1"/>
      <text:p text:style-name="P1">예를 들어보자. 현재 나이가 50대인데 새롭게 웹디자인을 배워서 웹디자너로 취업하겠다고 한다고 하자. 물론 가능과 불가능을 무 자르듯이 이야기 하고 싶지는 않다. 그러나 이런 상황이 상식적으로 이해 할 수 있는 상황인가 ? 50대의 본인 문제가 아니다. 채용하려는 업체의 문제인 것이다. </text:p>
      <text:p text:style-name="P1"/>
      <text:p text:style-name="P1">너무 극단적인 비유말고 흔한 비유를 들어보자.</text:p>
      <text:p text:style-name="P1"/>
      <text:p text:style-name="P1">20대 후반 남성이 5년간 해왔던 <text:s/>영업직을 버리고 IT개발직으로 전직할 예정이라 하자. 직업의 성격이나 직업 마이드 자체가 전혀 다른 직종이다. 인사 담장자에게 이런 상황을 어떻게 이해시킬 것인가 ?</text:p>
      <text:p text:style-name="P1"/>
      <text:p text:style-name="P1">그러나 실은 그 보다 더 중요한 사항은 본인 자신이 이런 상황을 정확하게 인지하고 있는가를 먼저 살펴봐야 한다. 자기 자신이 정확하게 인지하고 준비해야 할 일들을 모르면서 타인이 알아 주길 바라는 것은 너무나 사치다. </text:p>
      <text:p text:style-name="P1"/>
      <text:p text:style-name="P1">그럼 어떻게, 내가 지금 시작해도 새롭게 시작할 수 있는 가능성이 있다는 것을 알릴 수 있을까 ? </text:p>
      <text:p text:style-name="P1"/>
      <text:p text:style-name="P1">그것은 본인의 장기적인 비전을 제시해야 한다. 5년 후의 내 모습을 그려야 하고, 10년 후의 내 모습을 그려야 한다. 그러한 밑 그림을 통해 현재 지금 내가 시작하는 것이 늦지 않았으며 새롭게 시작 하는것에 대한 타당함을 전달 하자.</text:p>
      <text:p text:style-name="P1"/>
      <text:h text:style-name="Heading_20_2" text:outline-level="2">신입인 경우</text:h>
      <text:p text:style-name="P1"/>
      <text:p text:style-name="P1">“시키시는 일은 무엇이든 해낼 자신이 있습니다." 라는 말을 너무 쉽게 사용한다. 왜냐면 누구나 정해진 시간이 없다면 한달이 걸리든, 일년이 걸리든 당연히 할 수 있을 것이지만 현실은 늘 그렇치 못하다. 업무가 떨어지는 순간 종료 타이머는 돌고 있는 것이다. 시한이 한시간이든, 하루든...</text:p>
      <text:p text:style-name="P1"/>
      <text:p text:style-name="P1">과연 정해진 시간내에 할 수 있는가를 인사 담당자에게 전달해야 한다.</text:p>
      <text:p text:style-name="P1"/>
      <text:p text:style-name="P1">그럼, 전직하기 위해 필요했던 내용은 무엇이고 그것을 어떤 방법을 통해 준비했으며 지금 가지고 있는 업무 수행 능력은 어느 정도인지를 전달하자. </text:p>
      <text:p text:style-name="P1"/>
      <text:p text:style-name="P1">과거 어떤 기업의 구인 요강에 “게시판 프로그램을 8시간 내에 작업할 수 있는 자신이 있는 사람만 지원요” 라는 내용을 본적이 있다. 본인도 한번 시도해 봤다. 8시간내에 만들 수 없었다. 능력 부족이였겠지만 한번 생각해 보자. 게시판을 만들기 위해 어떤 종류의 프로그램들이 필요한지를.</text:p>
      <text:p text:style-name="P1"/>
      <text:p text:style-name="P1">먼저 입력처리 부분, 수정처리 부분, 삭제처리 부분, 조회처리 부분, 답글처리 부분, 파일첨부처리 부분 등등.</text:p>
      <text:p text:style-name="P1"/>
      <text:p text:style-name="P1">어림잡아도 10여개 이상의 처리 부분이 필요하다. 10개라 치더라도 48분에 하나씩의 처리 부분이 완성되어야 한다. 가지고 있는 프로그램을 수정 작업만 한다 하더라도 넉넉한 시간은 아니다. </text:p>
      <text:p text:style-name="P1"><text:soft-page-break/></text:p>
      <text:p text:style-name="P1">요점은 “시키면 무조건 해낼 수 있다”가 아니라 “시키는 일을 수행하기 위해 어떤 경험이 있고 어떤 준비가되어 있어 해낼 수 있다”를 전달해야 한다.</text:p>
      <text:p text:style-name="P1"/>
      <text:p text:style-name="P1"/>
      <text:h text:style-name="Heading_20_2" text:outline-level="2">작고 소소한 경력들을 나의 <text:span text:style-name="T1">재</text:span>산으로</text:h>
      <text:p text:style-name="P1"/>
      <text:p text:style-name="P1">사회 초년생인 경우엔 경력 사항이 없기 때문에 이렇다할 것을 내세울 것이 없다. 그렇다고 전혀 없는 것일까 ? </text:p>
      <text:p text:style-name="P1"/>
      <text:p text:style-name="P1">기업에서는 당연히 업무수행능력의 평가가 가장 중요할 것이다. 그러나 그에 못지 않게 중요한 것은 조직문화에 대한 적응력이다. 또한 조직문화를 이끌어 갈 수 있는 지도력이다. 여기서 지도력에 대한 부분은 오해하지 말자. 지도력이라 해서 팀장과 같은 장급의 역활을 이야기 하는 것은 아니다. 속해 있는 조직에 융화되어서 목적한 바를 이루기 위해 필요한 역활을 할 수 있는가를 묻는 것이다. </text:p>
      <text:p text:style-name="P1"/>
      <text:p text:style-name="P1">위의 내용을 참고로 생각해 보면 사회 초년생인 내게도 내가 갖고 있던 재산을 발견 할 수 있을 것이다.</text:p>
      <text:p text:style-name="P1"/>
      <text:p text:style-name="P1">아르바이트 시절의 경험 또한 좋은 재산이다. 손님을 한번이라도 더 찾아 올 수 있게 하려했던 서비스. 좋은 인상을 주기 위해 노력 했던 모습. 이런 것도 당연히 좋은 재산이다.</text:p>
      <text:p text:style-name="P1"/>
      <text:p text:style-name="P1">졸업 작품을 완성하려고 노력했던 모습들은 어떠한가 ? 팀원들간의 트러블 해결, 막혀 있던 문제들의 해결... 이런것에 대한 경험도 인사 담당자의 호감을 얻을 수 있는 좋은 자기의 재산이다.</text:p>
      <text:h text:style-name="Heading_20_2" text:outline-level="2">잦은 이직의 경력들을 내것으로</text:h>
      <text:p text:style-name="P1">경력자들이 갖고 있는 트라우마가 잦은 이직에 따른 경력들이다. 2,3년 미만은 고사하고 1년 미만짜리의 경력을 대수 보유하고 있는 사람들도 있다.</text:p>
      <text:p text:style-name="P1"/>
      <text:p text:style-name="P1">가장 중요한 것은 이직의 필연성이 있어야 한다. 만약 필연성이 결여된 경력들이라면 어쩌면 버려지는 이력이 될 수 도 있다. 왜냐하면 인사 담당자들은 그 결여된 이유를 대부분 알고 있기 때문에.</text:p>
      <text:p text:style-name="P1"/>
      <text:p text:style-name="P1">판새를 뒤짚는 그 무엇이 필요 하다. 어설픈 핑계는 짚어 치우자.</text:p>
      <text:p text:style-name="P1"/>
      <text:p text:style-name="P1">1년 미만이더라도 그곳에서 얻을 수 있었던 그 무엇을 찾아보자. 사표를 던져야 했던 곳이라 할지라도 내가 얻을 수 있는 무엇은 반드시 있다. 그것을 찾아 진솔하게 나열하자.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새굴림" svg:font-family="새굴림" style:font-adornments="보통"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m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새굴림" fo:font-size="10pt" fo:language="zxx" fo:country="none" style:font-name-asian="새굴림" style:font-size-asian="10pt" style:language-asian="zxx" style:country-asian="none" style:language-complex="zxx" style:country-complex="non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41M36S</meta:editing-duration>
    <meta:editing-cycles>9</meta:editing-cycles>
    <meta:generator>OpenOffice.org/3.3$Win32 OpenOffice.org_project/330m20$Build-9567</meta:generator>
    <dc:date>2012-08-24T18:23:15.32</dc:date>
    <meta:document-statistic meta:table-count="0" meta:image-count="0" meta:object-count="0" meta:page-count="4" meta:paragraph-count="63" meta:word-count="1398" meta:character-count="4873"/>
    <meta:user-defined meta:name="Info 1"/>
    <meta:user-defined meta:name="Info 2"/>
    <meta:user-defined meta:name="Info 3"/>
    <meta:user-defined meta:name="Info 4"/>
  </office:meta>
</office:document-meta>
</file>